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iálogo en la peluquería</text:p>
      <text:p text:style-name="Normal">Clienta: ¡Hola! ¡Buenos días!<text:s/></text:p>
      <text:p text:style-name="Normal">Peluquero: ¡Hola!<text:s/>¿Qué tal?<text:s/>Pasa<text:s/>adelante.</text:p>
      <text:p text:style-name="Normal">Clienta: !Estoy muy bien! ¡Gracias!<text:s/></text:p>
      <text:p text:style-name="Normal">Peluquero: ¿Qué deseas? ¿En qué<text:s/>te<text:s/>puedo ayudar?</text:p>
      <text:p text:style-name="Normal">Clienta: <text:s/>Me gustaría cortarme el pelo.<text:s/></text:p>
      <text:p text:style-name="Normal">Peluquero: ¿Cómo deseas<text:s/>el corte?<text:s/></text:p>
      <text:p text:style-name="Normal">Clienta: Me gustaría cortármelo ocho dedos. Es que lo tengo muy largo y tengo las puntas quemadas.</text:p>
      <text:p text:style-name="Normal">Peluquero: <text:s/>Vale, bueno. Vamos a hacerte un lavado antes de cortártelo. ¿Te apetece lavarte el pelo?<text:s/>Te vamos<text:s/>a lavar<text:s/>el pelo y<text:s/>te ponemos un poco de acondicionador para que<text:s/>te quede sedoso.</text:p>
      <text:p text:style-name="Normal">Clienta: ¡Claro! Me viene muy bien. Me encantaría.</text:p>
      <text:p text:style-name="Normal">(Minutos después, hecho el lavado y el corte).</text:p>
      <text:p text:style-name="Normal">Peluquero: Vale. Aquí lo tienes. ¿Te ha gustado el corte?</text:p>
      <text:p text:style-name="Normal">Clienta: Sí,<text:s/>me encanta.</text:p>
      <text:p text:style-name="Normal">Peluquero: ¿Quieres<text:s/>teñírtelo ahora?</text:p>
      <text:p text:style-name="Normal">Clienta: No, gracias. Así está bien. Me gusta cómo me ha quedado.<text:s/>Se ve muy chulo. Muchas gracias. ¿Cuánto es?</text:p>
      <text:p text:style-name="Normal">Peluquero: Son 15 euros.</text:p>
      <text:p text:style-name="Normal">Clienta: Me parece baratísimo. ¿Puedo pagar con tarjeta?</text:p>
      <text:p text:style-name="Normal">Peluquero: <text:s/>Sí, claro.</text:p>
      <text:p text:style-name="Normal">Clienta: Aquí tienes.<text:s/><text:s/></text:p>
      <text:p text:style-name="Normal">Peluquero. Bien, vamos a ver. ¡Ya está! Aquí tienes.</text:p>
      <text:p text:style-name="Normal">Clienta:<text:s/>¡Gracias, muy amable! <text:s/>¡Adiós!</text:p>
      <text:p text:style-name="Normal">Peluquero: ¡Adiós! ¡Vuelve<text:s/>pronto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7%"/>
      <style:text-properties style:font-name="Calibri Light" style:font-name-asian="Times New Roman" style:font-name-complex="Times New Roman" fo:color="#2F5496" style:letter-kerning="true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7%"/>
      <style:text-properties style:font-name="Calibri" style:font-name-asian="Times New Roman" style:font-name-complex="Times New Roman" fo:color="#2F5496" style:letter-kerning="true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7%"/>
      <style:text-properties style:font-name="Calibri" style:font-name-asian="Times New Roman" style:font-name-complex="Times New Roman" fo:font-style="italic" style:font-style-asian="italic" style:font-style-complex="italic" fo:color="#2F5496" style:letter-kerning="true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7%"/>
      <style:text-properties style:font-name="Calibri" style:font-name-asian="Times New Roman" style:font-name-complex="Times New Roman" fo:color="#2F5496" style:letter-kerning="true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 fo:line-height="107%"/>
      <style:text-properties style:font-name="Calibri" style:font-name-asian="Times New Roman" style:font-name-complex="Times New Roman" fo:font-style="italic" style:font-style-asian="italic" style:font-style-complex="italic" fo:color="#595959" style:letter-kerning="true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 fo:line-height="107%"/>
      <style:text-properties style:font-name="Calibri" style:font-name-asian="Times New Roman" style:font-name-complex="Times New Roman" fo:color="#595959" style:letter-kerning="true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 fo:line-height="107%"/>
      <style:text-properties style:font-name="Calibri" style:font-name-asian="Times New Roman" style:font-name-complex="Times New Roman" fo:font-style="italic" style:font-style-asian="italic" style:font-style-complex="italic" fo:color="#272727" style:letter-kerning="true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 fo:line-height="107%"/>
      <style:text-properties style:font-name="Calibri" style:font-name-asian="Times New Roman" style:font-name-complex="Times New Roman" fo:color="#272727" style:letter-kerning="true" fo:hyphenate="false"/>
    </style:style>
    <style:style style:name="Normal" style:display-name="Normal" style:family="paragraph">
      <style:paragraph-properties fo:line-height="106%"/>
      <style:text-properties style:font-name="Calibri" style:font-name-asian="Calibri" style:font-name-complex="Times New Roman" style:letter-kerning="true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paragraph-properties fo:line-height="107%"/>
      <style:text-properties style:font-name="Calibri"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 fo:line-height="107%"/>
      <style:text-properties style:font-name="Calibri" style:font-name-asian="Calibri" style:font-name-complex="Times New Roman" fo:font-style="italic" style:font-style-asian="italic" style:font-style-complex="italic" fo:color="#404040" style:letter-kerning="true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line-height="107%" fo:margin-left="0.5in">
        <style:tab-stops/>
      </style:paragraph-properties>
      <style:text-properties style:font-name="Calibri" style:font-name-asian="Calibri" style:font-name-complex="Times New Roman" style:letter-kerning="true"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style:font-name="Calibri" style:font-name-asian="Calibri" style:font-name-complex="Times New Roman" fo:font-style="italic" style:font-style-asian="italic" style:font-style-complex="italic" fo:color="#2F5496" style:letter-kerning="true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Gutiérrez Araujo</meta:initial-creator>
    <dc:creator>Miguel Gutiérrez Araujo</dc:creator>
    <meta:creation-date>2025-04-20T16:47:00Z</meta:creation-date>
    <dc:date>2025-04-20T17:45:00Z</dc:date>
    <meta:template xlink:href="Normal" xlink:type="simple"/>
    <meta:editing-cycles>2</meta:editing-cycles>
    <meta:editing-duration>PT3480S</meta:editing-duration>
    <meta:document-statistic meta:page-count="1" meta:paragraph-count="2" meta:word-count="175" meta:character-count="1136" meta:row-count="8" meta:non-whitespace-character-count="963"/>
  </office:meta>
</office:document-meta>
</file>